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cb01" officeooo:paragraph-rsid="0008cb01"/>
    </style:style>
    <style:style style:name="P2" style:family="paragraph" style:parent-style-name="Standard">
      <style:text-properties officeooo:paragraph-rsid="0008cb01"/>
    </style:style>
    <style:style style:name="P3" style:family="paragraph" style:parent-style-name="Standard">
      <style:text-properties officeooo:paragraph-rsid="000b500c"/>
    </style:style>
    <style:style style:name="T1" style:family="text">
      <style:text-properties officeooo:rsid="0008cb01"/>
    </style:style>
    <style:style style:name="T2" style:family="text">
      <style:text-properties officeooo:rsid="0009ab9b"/>
    </style:style>
    <style:style style:name="T3" style:family="text">
      <style:text-properties officeooo:rsid="000cb2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Arquivo com os conteudos necessarios para aplicacao do goleiro</text:p>
      <text:p text:style-name="P1"/>
      <text:p text:style-name="Standard">#include &lt;webots/Camera.hpp&gt; //<text:span text:style-name="T1">Funcao do webots que chama a camera </text:span></text:p>
      <text:p text:style-name="Standard"/>
      <text:p text:style-name="P2">#define TIME_STEP 64 //<text:span text:style-name="T1">Definicao do tempo de captura do video da camera</text:span></text:p>
      <text:p text:style-name="Standard"/>
      <text:p text:style-name="Standard"/>
      <text:p text:style-name="Standard"><text:s text:c="4"/>webots::Robot *robot = new webots::Robot(); </text:p>
      <text:p text:style-name="P3"><text:s text:c="4"/>webots::Camera *mCamera; //<text:span text:style-name="T1">Definicao da camera no robo</text:span></text:p>
      <text:p text:style-name="Standard"><text:s/></text:p>
      <text:p text:style-name="Standard"/>
      <text:p text:style-name="Standard"/>
      <text:p text:style-name="Standard"><text:s text:c="4"/>mCamera=robot-&gt;getCamera("Camera");</text:p>
      <text:p text:style-name="Standard"><text:s text:c="4"/>mCamera-&gt;enable(TIME_STEP);</text:p>
      <text:p text:style-name="Standard"><text:s text:c="2"/></text:p>
      <text:p text:style-name="Standard"><text:s text:c="4"/>int width = mCamera-<text:span text:style-name="T3">&gt;</text:span>getWidth(); //<text:span text:style-name="T1">Variavel com o tamanho da largura da camera</text:span></text:p>
      <text:p text:style-name="P2"><text:s text:c="4"/>int height = mCamera-<text:span text:style-name="T3">&gt;</text:span>getHeight(); //<text:span text:style-name="T1">Variavel com o tamanho do comprimento da camera</text:span></text:p>
      <text:p text:style-name="Standard"><text:s text:c="4"/></text:p>
      <text:p text:style-name="Standard"/>
      <text:p text:style-name="Standard"><text:s text:c="4"/></text:p>
      <text:p text:style-name="Standard"><text:s text:c="4"/>int key = 117; // greeting 104 <text:s text:c="2"/>// walk_foward_slow 107 </text:p>
      <text:p text:style-name="Standard"><text:s text:c="3"/></text:p>
      <text:p text:style-name="Standard"/>
      <text:p text:style-name="Standard"><text:s text:c="16"/>case 117: //Goleiro</text:p>
      <text:p text:style-name="Standard"><text:s text:c="16"/></text:p>
      <text:p text:style-name="Standard"><text:s text:c="16"/>actionMove.defense_positon(stop_gait);</text:p>
      <text:p text:style-name="Standard"><text:s text:c="16"/>sleep(1);</text:p>
      <text:p text:style-name="Standard"><text:s text:c="15"/></text:p>
      <text:p text:style-name="Standard"><text:s text:c="24"/>while(1){</text:p>
      <text:p text:style-name="Standard"><text:s text:c="26"/>const unsigned char *bola = mCamera-<text:span text:style-name="T3">&gt;</text:span>getImage(); //<text:span text:style-name="T1">Leitura dos pixels para deteccao da bola</text:span></text:p>
      <text:p text:style-name="Standard"/>
      <text:p text:style-name="Standard"><text:s text:c="29"/>int r1 = mCamera-&gt;imageGetRed(bola, width, <text:s text:c="2"/>(width/2)-3<text:span text:style-name="T2">6</text:span>0, height-40);</text:p>
      <text:p text:style-name="Standard"><text:s text:c="29"/>int r2= mCamera-&gt;imageGetRed(bola, width, <text:s/>(width/2)-340, height-40); <text:s text:c="22"/></text:p>
      <text:p text:style-name="Standard"><text:s text:c="29"/>int r3 = mCamera-&gt;imageGetRed(bola, width, (width/2)-300, height-40);</text:p>
      <text:p text:style-name="Standard"><text:s text:c="29"/>int r4 = mCamera-&gt;imageGetRed(bola, width, (width/2)-260, height-40); <text:s text:c="22"/></text:p>
      <text:p text:style-name="Standard"><text:s text:c="29"/>int r5 = mCamera-&gt;imageGetRed(bola, width, (width/2)-220, height-40);</text:p>
      <text:p text:style-name="Standard"><text:s text:c="29"/>int r6 = mCamera-&gt;imageGetRed(bola, width, (width/2)-180, height-40); <text:s text:c="22"/></text:p>
      <text:p text:style-name="Standard"><text:s text:c="29"/>int r7 = mCamera-&gt;imageGetRed(bola, width, (width/2)-140, height-40);</text:p>
      <text:p text:style-name="Standard"><text:s text:c="29"/>int r8 = mCamera-&gt;imageGetRed(bola, width, (width/2)-100, height-40);</text:p>
      <text:p text:style-name="Standard"><text:s text:c="29"/>int r9 = mCamera-&gt;imageGetRed(bola, width, (width/2)-60, height-40);</text:p>
      <text:p text:style-name="Standard"><text:s text:c="48"/></text:p>
      <text:p text:style-name="Standard"><text:s text:c="29"/></text:p>
      <text:p text:style-name="Standard"><text:s text:c="29"/>int r11 = mCamera-&gt;imageGetRed(bola, width, (width/2)+380, height-40); <text:s text:c="22"/></text:p>
      <text:p text:style-name="Standard"><text:s text:c="29"/>int r12 = mCamera-&gt;imageGetRed(bola, width, (width/2)+340, height-40);</text:p>
      <text:p text:style-name="Standard"><text:s text:c="29"/>int r13 = mCamera-&gt;imageGetRed(bola, width, (width/2)+300, height-40); <text:s text:c="22"/></text:p>
      <text:p text:style-name="Standard"><text:s text:c="29"/>int r14 = mCamera-&gt;imageGetRed(bola, width, (width/2)+260, height-40);</text:p>
      <text:p text:style-name="Standard"><text:s text:c="29"/>int r15 = mCamera-&gt;imageGetRed(bola, width, (width/2)+220, height-40); <text:s text:c="22"/></text:p>
      <text:p text:style-name="Standard"><text:s text:c="29"/>int r16 = mCamera-&gt;imageGetRed(bola, width, (width/2)+180, height-40);</text:p>
      <text:p text:style-name="Standard"><text:s text:c="29"/>int r17 = mCamera-&gt;imageGetRed(bola, width, (width/2)+140, height-40); <text:s text:c="22"/></text:p>
      <text:p text:style-name="Standard"><text:s text:c="29"/>int r18 = mCamera-&gt;imageGetRed(bola, width, (width/2)+100, height-40);</text:p>
      <text:p text:style-name="Standard"><text:s text:c="29"/>//int r19 = mCamera-&gt;imageGetRed(bola, width, (width/2)+60, height-40);</text:p>
      <text:p text:style-name="Standard"><text:soft-page-break/><text:s text:c="43"/></text:p>
      <text:p text:style-name="Standard"><text:s text:c="26"/>if((r2 &gt; 190 || r2 &lt; 40) || (r3 &gt; 190 || r3 &lt; 40) || (r4 &gt; 190 || r4 &lt; 40) || (r5 &gt; 190 || r5 &lt; 40) || (r6 &gt; 190 || r6 &lt; 40) || (r7 &gt; 190 || r7 &lt; 40) || (r8 &gt; 190 || r8 &lt; 40) || (r9 &gt; 190 ||r9 &lt; 40)){</text:p>
      <text:p text:style-name="Standard"><text:s text:c="27"/>actionMove.fall_left(stop_gait);</text:p>
      <text:p text:style-name="Standard"><text:s text:c="27"/>sleep(5);</text:p>
      <text:p text:style-name="Standard"><text:s text:c="26"/>}</text:p>
      <text:p text:style-name="Standard"><text:s text:c="26"/>else <text:s/>if((r12 &gt; 190 || r12 &lt; 40) || (r13 &gt; 190 || r13 &lt; 40) || (r14 &gt; 190 || r14 &lt; 40) || (r15 &gt; 190 || r15 &lt; 40) || (r16 &gt; 190 || r16 &lt; 40) || (r17 &gt; 190 || r17 &lt; 40) || (r18 &gt; 190 || r18 &lt; 40)){</text:p>
      <text:p text:style-name="Standard"><text:s text:c="27"/>actionMove.fall_right(stop_gait);</text:p>
      <text:p text:style-name="Standard"><text:s text:c="27"/>sleep(5);</text:p>
      <text:p text:style-name="Standard"><text:s text:c="26"/>}</text:p>
      <text:p text:style-name="Standard"><text:s text:c="27"/>else{</text:p>
      <text:p text:style-name="Standard"><text:s text:c="29"/>actionMove.defense_positon(stop_gait);</text:p>
      <text:p text:style-name="Standard"><text:s text:c="28"/>}</text:p>
      <text:p text:style-name="Standard"><text:s text:c="27"/>}</text:p>
      <text:p text:style-name="Standard"><text:s text:c="26"/></text:p>
      <text:p text:style-name="Standard"><text:s text:c="25"/></text:p>
      <text:p text:style-name="Standard"><text:s text:c="2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06:59:18.016198587</meta:creation-date>
    <dc:date>2021-06-19T07:33:28.892373067</dc:date>
    <meta:editing-duration>PT10M2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58" meta:word-count="350" meta:character-count="3897" meta:non-whitespace-character-count="2212"/>
  </office:meta>
</office:document-meta>
</file>